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style:font-family-asian="Calibri" style:font-family-complex="Calibri" fo:background-color="transparent" style:use-window-font-color="true"/>
    </style:style>
    <style:style style:name="T2" style:family="text">
      <style:text-properties fo:font-size="18.00pt" fo:font-weight="bold"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8.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8.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8.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8.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8.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8.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2">Validación de un documento XML con XSD</text:span><text:span text:style-name="T3"/></text:p>
      <text:p text:style-name="P1"><text:span text:style-name="T4">&lt;?xml version="1.0" encoding="UTF-8"?&gt;</text:span></text:p>
      <text:p text:style-name="P1"><text:span text:style-name="T4">&lt;marcadores xmlns:xsi="http://www.w3.org/2001/XMLSchema-instance"</text:span></text:p>
      <text:p text:style-name="P1"><text:span text:style-name="T4">xsi:noNamespaceSchemaLocation="marcadores.xsd"&gt;</text:span></text:p>
      <text:p text:style-name="P1"><text:span text:style-name="T4"><text:s text:c="3"/>&lt;pagina&gt;</text:span></text:p>
      <text:p text:style-name="P1"><text:span text:style-name="T4"><text:s text:c="6"/>&lt;nombre&gt;Abrirllave&lt;/nombre&gt;</text:span></text:p>
      <text:p text:style-name="P1"><text:span text:style-name="T4"><text:s text:c="6"/>&lt;descripcion&gt;Tutoriales de informática.&lt;/descripcion&gt;</text:span></text:p>
      <text:p text:style-name="P1"><text:span text:style-name="T4"><text:s text:c="6"/>&lt;url&gt;http://www.abrirllave.com/&lt;/url&gt;</text:span></text:p>
      <text:p text:style-name="P1"><text:span text:style-name="T4"><text:s text:c="3"/>&lt;/pagina&gt;</text:span></text:p>
      <text:p text:style-name="P1"><text:span text:style-name="T4"><text:s text:c="3"/>&lt;pagina&gt;</text:span></text:p>
      <text:p text:style-name="P1"><text:span text:style-name="T4"><text:s text:c="6"/>&lt;nombre&gt;Wikipedia&lt;/nombre&gt;</text:span></text:p>
      <text:p text:style-name="P1"><text:span text:style-name="T4"><text:s text:c="6"/>&lt;descripcion&gt;La enciclopedia libre.&lt;/descripcion&gt;</text:span></text:p>
      <text:p text:style-name="P1"><text:span text:style-name="T4"><text:s text:c="6"/>&lt;url&gt;http://www.wikipedia.org/&lt;/url&gt;</text:span></text:p>
      <text:p text:style-name="P1"><text:span text:style-name="T4"><text:s text:c="3"/>&lt;/pagina&gt;</text:span></text:p>
      <text:p text:style-name="P1"><text:span text:style-name="T4"><text:s text:c="3"/>&lt;pagina&gt;</text:span></text:p>
      <text:p text:style-name="P1"><text:span text:style-name="T4"><text:s text:c="6"/>&lt;nombre&gt;W3C&lt;/nombre&gt;</text:span></text:p>
      <text:p text:style-name="P1"><text:span text:style-name="T4"><text:s text:c="6"/>&lt;descripcion&gt;World Wide Web Consortium.&lt;/descripcion&gt;</text:span></text:p>
      <text:p text:style-name="P1"><text:span text:style-name="T4"><text:s text:c="6"/>&lt;url&gt;http://www.w3.org/&lt;/url&gt;</text:span></text:p>
      <text:p text:style-name="P1"><text:span text:style-name="T4"><text:s text:c="3"/>&lt;/pagina&gt;</text:span></text:p>
      <text:p text:style-name="P1"><text:span text:style-name="T4">&lt;/marcadores&gt;</text:span></text:p>
      <text:p text:style-name="P1"><text:span text:style-name="T4">Solucion:</text:span></text:p>
      <text:p text:style-name="P1"><text:span text:style-name="T4">&lt;?xml version="1.0" encoding="UTF-8"?&gt;</text:span></text:p>
      <text:p text:style-name="P1"><text:span text:style-name="T4">&lt;xs:schema xmlns:xs="http://www.w3.org/2001/XMLSchema"&gt;</text:span></text:p>
      <text:p text:style-name="P1"><text:span text:style-name="T4"><text:s text:c="2"/>&lt;xs:element name="marcadores"&gt;</text:span></text:p>
      <text:p text:style-name="P1"><text:span text:style-name="T4"><text:s text:c="4"/>&lt;xs:complexType&gt;</text:span></text:p>
      <text:p text:style-name="P1"><text:span text:style-name="T4"><text:s text:c="6"/>&lt;xs:sequence&gt;</text:span></text:p>
      <text:p text:style-name="P1"><text:span text:style-name="T4"><text:s text:c="8"/>&lt;xs:element name="pagina" maxOccurs="unbounded"&gt;</text:span></text:p>
      <text:p text:style-name="P1"><text:span text:style-name="T4"><text:s text:c="10"/>&lt;xs:complexType&gt;</text:span></text:p>
      <text:p text:style-name="P1"><text:span text:style-name="T4"><text:s text:c="12"/>&lt;xs:sequence&gt;</text:span></text:p>
      <text:p text:style-name="P1"><text:span text:style-name="T4"><text:s text:c="14"/>&lt;xs:element name="nombre" type="xs:string"/&gt;</text:span></text:p>
      <text:p text:style-name="P1"><text:span text:style-name="T4"><text:s text:c="14"/>&lt;xs:element name="descripcion" type="xs:string"/&gt;</text:span></text:p>
      <text:p text:style-name="P1"><text:span text:style-name="T4"><text:s text:c="14"/>&lt;xs:element name="url" type="xs:string"/&gt;</text:span></text:p>
      <text:p text:style-name="P1"><text:span text:style-name="T4"><text:s text:c="13"/>&lt;/xs:sequence&gt;</text:span></text:p>
      <text:p text:style-name="P1"><text:span text:style-name="T4"><text:s text:c="10"/>&lt;/xs:complexType&gt;</text:span></text:p>
      <text:p text:style-name="P1"><text:span text:style-name="T4"><text:s text:c="8"/>&lt;/xs:element&gt;</text:span></text:p>
      <text:p text:style-name="P1"><text:span text:style-name="T4"><text:s text:c="6"/>&lt;/xs:sequence&gt;</text:span></text:p>
      <text:p text:style-name="P1"><text:span text:style-name="T4"><text:s text:c="4"/>&lt;/xs:complexType&gt;</text:span></text:p>
      <text:p text:style-name="P1"><text:span text:style-name="T4"><text:s text:c="2"/>&lt;/xs:element&gt;</text:span></text:p>
      <text:p text:style-name="P1"><text:span text:style-name="T4">&lt;/xs:schema&gt;</text:span></text:p>
      <text:p text:style-name="P1"><text:span text:style-name="T4"/></text:p>
      <text:p text:style-name="P1"><text:span text:style-name="T5">Elementos simples</text:span><text:span text:style-name="T6"/></text:p>
      <text:p text:style-name="P1"><text:span text:style-name="T6">Para los siguientes elementos:</text:span></text:p>
      <text:p text:style-name="P1"><text:span text:style-name="T6">&lt;ciudad&gt;Roma&lt;/ciudad&gt;</text:span></text:p>
      <text:p text:style-name="P1"><text:span text:style-name="T6">&lt;fecha-de-nacimiento&gt;1996-12-18&lt;/fecha-de-nacimiento&gt;</text:span></text:p>
      <text:p text:style-name="P1"><text:span text:style-name="T6">&lt;hora&gt;18:29:45&lt;/hora&gt;</text:span></text:p>
      <text:p text:style-name="P1"><text:span text:style-name="T6">&lt;nota&gt;7.5&lt;/nota&gt;</text:span></text:p>
      <text:p text:style-name="P1"><text:span text:style-name="T6">&lt;apto&gt;true&lt;/apto&gt;</text:span></text:p>
      <text:p text:style-name="P1"><text:span text:style-name="T6">Escribir sus definiciones de elementos simples correspondientes:</text:span></text:p>
      <text:p text:style-name="P1"><text:span text:style-name="T6">&lt;xs:element name="ciudad" type="xs:string"/&gt;</text:span></text:p>
      <text:p text:style-name="P1"><text:span text:style-name="T6">&lt;xs:element name="fecha-de-nacimiento" type="xs:date"/&gt;</text:span></text:p>
      <text:p text:style-name="P1"><text:span text:style-name="T6">&lt;xs:element name="hora" type="xs:time"/&gt;</text:span></text:p>
      <text:p text:style-name="P1"><text:span text:style-name="T6">&lt;xs:element name="nota" type="xs:decimal"/&gt;</text:span></text:p>
      <text:p text:style-name="P1"><text:span text:style-name="T6">&lt;xs:element name="apto" type="xs:boolean"/&gt;</text:span></text:p>
      <text:p text:style-name="P1"><text:span text:style-name="T7"/></text:p>
      <text:p text:style-name="P1"><text:span text:style-name="T7">Atributos</text:span></text:p>
      <text:p text:style-name="P1"><text:span text:style-name="T8">Dado el siguiente documento XML:</text:span></text:p>
      <text:p text:style-name="P1"><text:span text:style-name="T8">&lt;?xml version="1.0" encoding="UTF-8"?&gt;</text:span></text:p>
      <text:p text:style-name="P1"><text:span text:style-name="T8">&lt;fichas xmlns:xsi="http://www.w3.org/2001/XMLSchema-instance"</text:span></text:p>
      <text:p text:style-name="P1"><text:span text:style-name="T8">xsi:noNamespaceSchemaLocation="fichas.xsd"&gt;</text:span></text:p>
      <text:p text:style-name="P1"><text:span text:style-name="T8"><text:s text:c="3"/>&lt;ficha numero="1"&gt;</text:span></text:p>
      <text:p text:style-name="P1"><text:span text:style-name="T8"><text:s text:c="6"/>&lt;nombre&gt;Ana Sanz Tin&lt;/nombre&gt;</text:span></text:p>
      <text:p text:style-name="P1"><text:span text:style-name="T8"><text:s text:c="6"/>&lt;edad&gt;22&lt;/edad&gt;</text:span></text:p>
      <text:p text:style-name="P1"><text:span text:style-name="T8"><text:s text:c="3"/>&lt;/ficha&gt;</text:span></text:p>
      <text:p text:style-name="P1"><text:span text:style-name="T8"><text:s text:c="3"/>&lt;ficha numero="2"&gt;</text:span></text:p>
      <text:p text:style-name="P1"><text:span text:style-name="T8"><text:s text:c="6"/>&lt;nombre&gt;Iker Rubio Mol&lt;/nombre&gt;</text:span></text:p>
      <text:p text:style-name="P1"><text:span text:style-name="T8"><text:s text:c="6"/>&lt;edad&gt;23&lt;/edad&gt;</text:span></text:p>
      <text:p text:style-name="P1"><text:span text:style-name="T8"><text:s text:c="3"/>&lt;/ficha&gt;</text:span></text:p>
      <text:p text:style-name="P1"><text:span text:style-name="T8">&lt;/fichas&gt;</text:span></text:p>
      <text:p text:style-name="P1"><text:span text:style-name="T8">Escribir el contenido del archivo "fichas.xsd" que permita validarlo.</text:span></text:p>
      <text:p text:style-name="P1"><text:span text:style-name="T8">&lt;?xml version="1.0" encoding="UTF-8"?&gt;</text:span></text:p>
      <text:p text:style-name="P1"><text:span text:style-name="T8">&lt;xs:schema xmlns:xs="http://www.w3.org/2001/XMLSchema"&gt;</text:span></text:p>
      <text:p text:style-name="P1"><text:span text:style-name="T8"><text:s text:c="2"/>&lt;xs:element name="fichas"&gt;</text:span></text:p>
      <text:p text:style-name="P1"><text:span text:style-name="T8"><text:s text:c="4"/>&lt;xs:complexType&gt;</text:span></text:p>
      <text:p text:style-name="P1"><text:span text:style-name="T8"><text:s text:c="6"/>&lt;xs:sequence&gt;</text:span></text:p>
      <text:p text:style-name="P1"><text:span text:style-name="T8"><text:s text:c="8"/>&lt;xs:element name="ficha" maxOccurs="unbounded"&gt;</text:span></text:p>
      <text:p text:style-name="P1"><text:span text:style-name="T8"><text:s text:c="10"/>&lt;xs:complexType&gt;</text:span></text:p>
      <text:p text:style-name="P1"><text:span text:style-name="T8"><text:s text:c="12"/>&lt;xs:sequence&gt;</text:span></text:p>
      <text:p text:style-name="P1"><text:span text:style-name="T8"><text:s text:c="14"/>&lt;xs:element name="nombre" type="xs:string"/&gt;</text:span></text:p>
      <text:p text:style-name="P1"><text:span text:style-name="T8"><text:s text:c="14"/>&lt;xs:element name="edad" type="xs:integer"/&gt;</text:span></text:p>
      <text:p text:style-name="P1"><text:span text:style-name="T8"><text:s text:c="13"/>&lt;/xs:sequence&gt;</text:span></text:p>
      <text:p text:style-name="P1"><text:span text:style-name="T8"><text:s text:c="13"/>&lt;xs:attribute name="numero" type="xs:integer"/&gt;</text:span></text:p>
      <text:p text:style-name="P1"><text:span text:style-name="T8"><text:s text:c="10"/>&lt;/xs:complexType&gt;</text:span></text:p>
      <text:p text:style-name="P1"><text:span text:style-name="T8"><text:s text:c="8"/>&lt;/xs:element&gt;</text:span></text:p>
      <text:p text:style-name="P1"><text:span text:style-name="T8"><text:s text:c="6"/>&lt;/xs:sequence&gt;</text:span></text:p>
      <text:p text:style-name="P1"><text:span text:style-name="T8"><text:s text:c="4"/>&lt;/xs:complexType&gt;</text:span></text:p>
      <text:p text:style-name="P1"><text:span text:style-name="T8"><text:s text:c="2"/>&lt;/xs:element&gt;</text:span></text:p>
      <text:p text:style-name="P1"><text:span text:style-name="T8">&lt;/xs:schema&gt;</text:span><text:span text:style-name="T9"/></text:p>
      <text:p text:style-name="P1"><text:span text:style-name="T9">Restricciones (facetas)</text:span><text:span text:style-name="T10"/></text:p>
      <text:p text:style-name="P1"><text:span text:style-name="T10">Dado el siguiente documento XML:</text:span></text:p>
      <text:p text:style-name="P1"><text:span text:style-name="T10">&lt;?xml version="1.0" encoding="UTF-8"?&gt;</text:span></text:p>
      <text:p text:style-name="P1"><text:span text:style-name="T10">&lt;fichas xmlns:xsi="http://www.w3.org/2001/XMLSchema-instance"</text:span></text:p>
      <text:p text:style-name="P1"><text:span text:style-name="T10">xsi:noNamespaceSchemaLocation="fichas.xsd"&gt;</text:span></text:p>
      <text:p text:style-name="P1"><text:span text:style-name="T10"><text:s text:c="3"/>&lt;ficha numero="1"&gt;</text:span></text:p>
      <text:p text:style-name="P1"><text:span text:style-name="T10"><text:s text:c="6"/>&lt;nombre&gt;Ana Sanz Tin&lt;/nombre&gt;</text:span></text:p>
      <text:p text:style-name="P1"><text:span text:style-name="T10"><text:s text:c="6"/>&lt;edad&gt;22&lt;/edad&gt;</text:span></text:p>
      <text:p text:style-name="P1"><text:span text:style-name="T10"><text:s text:c="3"/>&lt;/ficha&gt;</text:span></text:p>
      <text:p text:style-name="P1"><text:span text:style-name="T10"><text:s text:c="3"/>&lt;ficha numero="2"&gt;</text:span></text:p>
      <text:p text:style-name="P1"><text:span text:style-name="T10"><text:s text:c="6"/>&lt;nombre&gt;Iker Rubio Mol&lt;/nombre&gt;</text:span></text:p>
      <text:p text:style-name="P1"><text:span text:style-name="T10"><text:s text:c="6"/>&lt;edad&gt;23&lt;/edad&gt;</text:span></text:p>
      <text:p text:style-name="P1"><text:span text:style-name="T10"><text:s text:c="3"/>&lt;/ficha&gt;</text:span></text:p>
      <text:p text:style-name="P1"><text:span text:style-name="T10">&lt;/fichas&gt;</text:span></text:p>
      <text:p text:style-name="P1"><text:span text:style-name="T10">Escribir el contenido del archivo "fichas.xsd" que permita validarlo, teniendo en cuenta que se debe definir la "edad" con la restricción de que el valor que tome no pueda ser menor que 0 ni mayor que 130.</text:span></text:p>
      <text:p text:style-name="P1"><text:span text:style-name="T10">&lt;?xml version="1.0" encoding="UTF-8"?&gt;</text:span></text:p>
      <text:p text:style-name="P1"><text:span text:style-name="T10">&lt;xs:schema xmlns:xs="http://www.w3.org/2001/XMLSchema"&gt;</text:span></text:p>
      <text:p text:style-name="P1"><text:span text:style-name="T10"><text:s text:c="2"/>&lt;xs:element name="fichas"&gt;</text:span></text:p>
      <text:p text:style-name="P1"><text:span text:style-name="T10"><text:s text:c="4"/>&lt;xs:complexType&gt;</text:span></text:p>
      <text:p text:style-name="P1"><text:span text:style-name="T10"><text:s text:c="6"/>&lt;xs:sequence&gt;</text:span></text:p>
      <text:p text:style-name="P1"><text:span text:style-name="T10"><text:s text:c="8"/>&lt;xs:element name="ficha" maxOccurs="unbounded"&gt;</text:span></text:p>
      <text:p text:style-name="P1"><text:span text:style-name="T10"><text:s text:c="10"/>&lt;xs:complexType&gt;</text:span></text:p>
      <text:p text:style-name="P1"><text:span text:style-name="T10"><text:s text:c="12"/>&lt;xs:sequence&gt;</text:span></text:p>
      <text:p text:style-name="P1"><text:span text:style-name="T10"><text:s text:c="14"/>&lt;xs:element name="nombre" type="xs:string"/&gt;</text:span></text:p>
      <text:p text:style-name="P1"><text:span text:style-name="T10"><text:s text:c="14"/>&lt;xs:element name="edad"&gt;</text:span></text:p>
      <text:p text:style-name="P1"><text:span text:style-name="T10"><text:s text:c="16"/>&lt;xs:simpleType&gt;</text:span></text:p>
      <text:p text:style-name="P1"><text:span text:style-name="T10"><text:s text:c="18"/>&lt;xs:restriction base="xs:integer"&gt;</text:span></text:p>
      <text:p text:style-name="P1"><text:span text:style-name="T10"><text:s text:c="20"/>&lt;xs:minExclusive value="-1"/&gt;</text:span></text:p>
      <text:p text:style-name="P1"><text:span text:style-name="T10"><text:s text:c="20"/>&lt;xs:maxExclusive value="131"/&gt;</text:span></text:p>
      <text:p text:style-name="P1"><text:span text:style-name="T10"><text:s text:c="18"/>&lt;/xs:restriction&gt;</text:span></text:p>
      <text:p text:style-name="P1"><text:span text:style-name="T10"><text:s text:c="16"/>&lt;/xs:simpleType&gt;</text:span></text:p>
      <text:p text:style-name="P1"><text:span text:style-name="T10"><text:s text:c="14"/>&lt;/xs:element&gt;</text:span></text:p>
      <text:p text:style-name="P1"><text:span text:style-name="T10"><text:s text:c="12"/>&lt;/xs:sequence&gt;</text:span></text:p>
      <text:p text:style-name="P1"><text:span text:style-name="T10"><text:s text:c="12"/>&lt;xs:attribute name="numero" type="xs:integer"/&gt;</text:span></text:p>
      <text:p text:style-name="P1"><text:span text:style-name="T10"><text:s text:c="10"/>&lt;/xs:complexType&gt;</text:span></text:p>
      <text:p text:style-name="P1"><text:span text:style-name="T10"><text:s text:c="8"/>&lt;/xs:element&gt;</text:span></text:p>
      <text:p text:style-name="P1"><text:span text:style-name="T10"><text:s text:c="6"/>&lt;/xs:sequence&gt;</text:span></text:p>
      <text:p text:style-name="P1"><text:span text:style-name="T10"><text:s text:c="4"/>&lt;/xs:complexType&gt;</text:span></text:p>
      <text:p text:style-name="P1"><text:span text:style-name="T10"><text:s text:c="2"/>&lt;/xs:element&gt;</text:span></text:p>
      <text:p text:style-name="P1"><text:span text:style-name="T10">&lt;/xs:schema&gt;</text:span></text:p>
      <text:p text:style-name="P1"><text:span text:style-name="T11"/></text:p>
      <text:p text:style-name="P1"><text:span text:style-name="T11">Extensiones</text:span></text:p>
      <text:p text:style-name="P1"><text:span text:style-name="T12">Dado el archivo "fichas.xsd":</text:span></text:p>
      <text:p text:style-name="P1"><text:span text:style-name="T12">&lt;?xml version="1.0" encoding="UTF-8"?&gt;</text:span></text:p>
      <text:p text:style-name="P1"><text:span text:style-name="T12">&lt;xs:schema xmlns:xs="http://www.w3.org/2001/XMLSchema"&gt;</text:span></text:p>
      <text:p text:style-name="P1"><text:span text:style-name="T12"><text:s text:c="2"/>&lt;xs:element name="fichas"&gt;</text:span></text:p>
      <text:p text:style-name="P1"><text:span text:style-name="T12"><text:s text:c="4"/>&lt;xs:complexType&gt;</text:span></text:p>
      <text:p text:style-name="P1"><text:span text:style-name="T12"><text:s text:c="6"/>&lt;xs:sequence&gt;</text:span></text:p>
      <text:p text:style-name="P1"><text:span text:style-name="T12"><text:s text:c="8"/>&lt;xs:element name="ficha" type="infoPersonaAmpliada" maxOccurs="unbounded"/&gt;</text:span></text:p>
      <text:p text:style-name="P1"><text:span text:style-name="T12"><text:s text:c="6"/>&lt;/xs:sequence&gt;</text:span></text:p>
      <text:p text:style-name="P1"><text:span text:style-name="T12"><text:s text:c="4"/>&lt;/xs:complexType&gt;</text:span></text:p>
      <text:p text:style-name="P1"><text:span text:style-name="T12"><text:s text:c="2"/>&lt;/xs:element&gt;</text:span></text:p>
      <text:p text:style-name="P1"><text:span text:style-name="T12"><text:s text:c="2"/>&lt;xs:complexType name="infoPersonaAmpliada"&gt;</text:span></text:p>
      <text:p text:style-name="P1"><text:span text:style-name="T12"><text:s text:c="4"/>&lt;xs:complexContent&gt;</text:span></text:p>
      <text:p text:style-name="P1"><text:span text:style-name="T12"><text:s text:c="6"/>&lt;xs:extension base="infoPersona"&gt;</text:span></text:p>
      <text:p text:style-name="P1"><text:span text:style-name="T12"><text:s text:c="8"/>&lt;xs:sequence&gt;</text:span></text:p>
      <text:p text:style-name="P1"><text:span text:style-name="T12"><text:s text:c="10"/>&lt;xs:element name="ciudad" type="xs:string"/&gt;</text:span></text:p>
      <text:p text:style-name="P1"><text:span text:style-name="T12"><text:s text:c="10"/>&lt;xs:element name="pais" type="xs:string"/&gt;</text:span></text:p>
      <text:p text:style-name="P1"><text:span text:style-name="T12"><text:s text:c="8"/>&lt;/xs:sequence&gt;</text:span></text:p>
      <text:p text:style-name="P1"><text:span text:style-name="T12"><text:s text:c="6"/>&lt;/xs:extension&gt;</text:span></text:p>
      <text:p text:style-name="P1"><text:span text:style-name="T12"><text:s text:c="4"/>&lt;/xs:complexContent&gt;</text:span></text:p>
      <text:p text:style-name="P1"><text:span text:style-name="T12"><text:s text:c="2"/>&lt;/xs:complexType&gt;</text:span></text:p>
      <text:p text:style-name="P1"><text:span text:style-name="T12"><text:s text:c="2"/>&lt;xs:complexType name="infoPersona"&gt;</text:span></text:p>
      <text:p text:style-name="P1"><text:span text:style-name="T12"><text:s text:c="4"/>&lt;xs:sequence&gt;</text:span></text:p>
      <text:p text:style-name="P1"><text:span text:style-name="T12"><text:s text:c="6"/>&lt;xs:element name="nombre" type="xs:string"/&gt;</text:span></text:p>
      <text:p text:style-name="P1"><text:span text:style-name="T12"><text:s text:c="6"/>&lt;xs:element name="edad" type="edadPersona"/&gt;</text:span></text:p>
      <text:p text:style-name="P1"><text:span text:style-name="T12"><text:s text:c="4"/>&lt;/xs:sequence&gt;</text:span></text:p>
      <text:p text:style-name="P1"><text:span text:style-name="T12"><text:s text:c="4"/>&lt;xs:attribute name="numero" type="xs:integer"/&gt;</text:span></text:p>
      <text:p text:style-name="P1"><text:span text:style-name="T12"><text:s text:c="2"/>&lt;/xs:complexType&gt;</text:span></text:p>
      <text:p text:style-name="P1"><text:span text:style-name="T12"><text:s text:c="2"/>&lt;xs:simpleType name="edadPersona"&gt;</text:span></text:p>
      <text:p text:style-name="P1"><text:span text:style-name="T12"><text:s text:c="5"/>&lt;xs:restriction base="xs:integer"&gt;</text:span></text:p>
      <text:p text:style-name="P1"><text:span text:style-name="T12"><text:s text:c="8"/>&lt;xs:minExclusive value="-1"/&gt;</text:span></text:p>
      <text:p text:style-name="P1"><text:span text:style-name="T12"><text:s text:c="8"/>&lt;xs:maxExclusive value="131"/&gt;</text:span></text:p>
      <text:p text:style-name="P1"><text:span text:style-name="T12"><text:s text:c="5"/>&lt;/xs:restriction&gt;</text:span></text:p>
      <text:p text:style-name="P1"><text:span text:style-name="T12"><text:s text:c="2"/>&lt;/xs:simpleType&gt;</text:span></text:p>
      <text:p text:style-name="P1"><text:span text:style-name="T12">&lt;/xs:schema&gt;</text:span></text:p>
      <text:p text:style-name="P1"><text:span text:style-name="T12">Añadir, al archivo "fichas.xsd", la definición de un nuevo elemento complexType llamado "infoPersonaAmpliada2" que amplíe la definición de "infoPersonaAmpliada", permitiendo validar el siguiente documento XML:</text:span></text:p>
      <text:p text:style-name="P1"><text:span text:style-name="T12">&lt;?xml version="1.0" encoding="UTF-8"?&gt;</text:span></text:p>
      <text:p text:style-name="P1"><text:span text:style-name="T12">&lt;fichas xmlns:xsi="http://www.w3.org/2001/XMLSchema-instance"</text:span></text:p>
      <text:p text:style-name="P1"><text:span text:style-name="T12">xsi:noNamespaceSchemaLocation="fichas.xsd"&gt;</text:span></text:p>
      <text:p text:style-name="P1"><text:span text:style-name="T12"><text:s text:c="3"/>&lt;ficha numero="1"&gt;</text:span></text:p>
      <text:p text:style-name="P1"><text:span text:style-name="T12"><text:s text:c="6"/>&lt;nombre&gt;Eva&lt;/nombre&gt;</text:span></text:p>
      <text:p text:style-name="P1"><text:span text:style-name="T12"><text:s text:c="6"/>&lt;edad&gt;25&lt;/edad&gt;</text:span></text:p>
      <text:p text:style-name="P1"><text:span text:style-name="T12"><text:s text:c="6"/>&lt;ciudad&gt;París&lt;/ciudad&gt;</text:span></text:p>
      <text:p text:style-name="P1"><text:span text:style-name="T12"><text:s text:c="6"/>&lt;pais&gt;Francia&lt;/pais&gt;</text:span></text:p>
      <text:p text:style-name="P1"><text:span text:style-name="T12"><text:s text:c="6"/>&lt;telefono&gt;999888777&lt;/telefono&gt;</text:span></text:p>
      <text:p text:style-name="P1"><text:span text:style-name="T12"><text:s text:c="3"/>&lt;/ficha&gt;</text:span></text:p>
      <text:p text:style-name="P1"><text:span text:style-name="T12"><text:s text:c="3"/>&lt;ficha numero="2"&gt;</text:span></text:p>
      <text:p text:style-name="P1"><text:span text:style-name="T12"><text:s text:c="6"/>&lt;nombre&gt;Giovanni&lt;/nombre&gt;</text:span></text:p>
      <text:p text:style-name="P1"><text:span text:style-name="T12"><text:s text:c="6"/>&lt;edad&gt;26&lt;/edad&gt;</text:span></text:p>
      <text:p text:style-name="P1"><text:span text:style-name="T12"><text:s text:c="6"/>&lt;ciudad&gt;Florencia&lt;/ciudad&gt;</text:span></text:p>
      <text:p text:style-name="P1"><text:span text:style-name="T12"><text:s text:c="6"/>&lt;pais&gt;Italia&lt;/pais&gt;</text:span></text:p>
      <text:p text:style-name="P1"><text:span text:style-name="T12"><text:s text:c="6"/>&lt;telefono&gt;111222333&lt;/telefono&gt;</text:span></text:p>
      <text:p text:style-name="P1"><text:span text:style-name="T12"><text:s text:c="3"/>&lt;/ficha&gt;</text:span></text:p>
      <text:p text:style-name="P1"><text:span text:style-name="T12">&lt;/fichas&gt;</text:span></text:p>
      <text:p text:style-name="P1"><text:span text:style-name="T12"/></text:p>
      <text:p text:style-name="P1"><text:span text:style-name="T12">Solución:</text:span></text:p>
      <text:p text:style-name="P1"><text:span text:style-name="T12">&lt;?xml version="1.0" encoding="UTF-8"?&gt;</text:span></text:p>
      <text:p text:style-name="P1"><text:span text:style-name="T12">&lt;xs:schema xmlns:xs="http://www.w3.org/2001/XMLSchema"&gt;</text:span></text:p>
      <text:p text:style-name="P1"><text:span text:style-name="T12"><text:s text:c="2"/>&lt;xs:element name="fichas"&gt;</text:span></text:p>
      <text:p text:style-name="P1"><text:span text:style-name="T12"><text:s text:c="4"/>&lt;xs:complexType&gt;</text:span></text:p>
      <text:p text:style-name="P1"><text:span text:style-name="T12"><text:s text:c="6"/>&lt;xs:sequence&gt;</text:span></text:p>
      <text:p text:style-name="P1"><text:span text:style-name="T12"><text:s text:c="8"/>&lt;xs:element name="ficha" type="infoPersonaAmpliada2" maxOccurs="unbounded"/&gt;</text:span></text:p>
      <text:p text:style-name="P1"><text:span text:style-name="T12"><text:s text:c="6"/>&lt;/xs:sequence&gt;</text:span></text:p>
      <text:p text:style-name="P1"><text:span text:style-name="T12"><text:s text:c="4"/>&lt;/xs:complexType&gt;</text:span></text:p>
      <text:p text:style-name="P1"><text:span text:style-name="T12"><text:s text:c="2"/>&lt;/xs:element&gt;</text:span></text:p>
      <text:p text:style-name="P1"><text:span text:style-name="T12"><text:s text:c="2"/>&lt;xs:complexType name="infoPersonaAmpliada2"&gt;</text:span></text:p>
      <text:p text:style-name="P1"><text:span text:style-name="T12"><text:s text:c="4"/>&lt;xs:complexContent&gt;</text:span></text:p>
      <text:p text:style-name="P1"><text:span text:style-name="T12"><text:s text:c="6"/>&lt;xs:extension base="infoPersonaAmpliada"&gt;</text:span></text:p>
      <text:p text:style-name="P1"><text:span text:style-name="T12"><text:s text:c="8"/>&lt;xs:sequence&gt;</text:span></text:p>
      <text:p text:style-name="P1"><text:span text:style-name="T12"><text:s text:c="10"/>&lt;xs:element name="telefono" type="xs:string"/&gt;</text:span></text:p>
      <text:p text:style-name="P1"><text:span text:style-name="T12"><text:s text:c="8"/>&lt;/xs:sequence&gt;</text:span></text:p>
      <text:p text:style-name="P1"><text:span text:style-name="T12"><text:s text:c="6"/>&lt;/xs:extension&gt;</text:span></text:p>
      <text:p text:style-name="P1"><text:span text:style-name="T12"><text:s text:c="4"/>&lt;/xs:complexContent&gt;</text:span></text:p>
      <text:p text:style-name="P1"><text:span text:style-name="T12"><text:s text:c="2"/>&lt;/xs:complexType&gt;</text:span></text:p>
      <text:p text:style-name="P1"><text:span text:style-name="T12"><text:s text:c="2"/>&lt;xs:complexType name="infoPersonaAmpliada"&gt;</text:span></text:p>
      <text:p text:style-name="P1"><text:span text:style-name="T12"><text:s text:c="4"/>&lt;xs:complexContent&gt;</text:span></text:p>
      <text:p text:style-name="P1"><text:span text:style-name="T12"><text:s text:c="6"/>&lt;xs:extension base="infoPersona"&gt;</text:span></text:p>
      <text:p text:style-name="P1"><text:span text:style-name="T12"><text:s text:c="8"/>&lt;xs:sequence&gt;</text:span></text:p>
      <text:p text:style-name="P1"><text:span text:style-name="T12"><text:s text:c="10"/>&lt;xs:element name="ciudad" type="xs:string"/&gt;</text:span></text:p>
      <text:p text:style-name="P1"><text:span text:style-name="T12"><text:s text:c="10"/>&lt;xs:element name="pais" type="xs:string"/&gt;</text:span></text:p>
      <text:p text:style-name="P1"><text:span text:style-name="T12"><text:s text:c="8"/>&lt;/xs:sequence&gt;</text:span></text:p>
      <text:p text:style-name="P1"><text:span text:style-name="T12"><text:s text:c="6"/>&lt;/xs:extension&gt;</text:span></text:p>
      <text:p text:style-name="P1"><text:span text:style-name="T12"><text:s text:c="4"/>&lt;/xs:complexContent&gt;</text:span></text:p>
      <text:p text:style-name="P1"><text:span text:style-name="T12"><text:s text:c="2"/>&lt;/xs:complexType&gt;</text:span></text:p>
      <text:p text:style-name="P1"><text:span text:style-name="T12"><text:s text:c="2"/>&lt;xs:complexType name="infoPersona"&gt;</text:span></text:p>
      <text:p text:style-name="P1"><text:span text:style-name="T12"><text:s text:c="4"/>&lt;xs:sequence&gt;</text:span></text:p>
      <text:p text:style-name="P1"><text:span text:style-name="T12"><text:s text:c="6"/>&lt;xs:element name="nombre" type="xs:string"/&gt;</text:span></text:p>
      <text:p text:style-name="P1"><text:span text:style-name="T12"><text:s text:c="6"/>&lt;xs:element name="edad" type="edadPersona"/&gt;</text:span></text:p>
      <text:p text:style-name="P1"><text:span text:style-name="T12"><text:s text:c="4"/>&lt;/xs:sequence&gt;</text:span></text:p>
      <text:p text:style-name="P1"><text:span text:style-name="T12"><text:s text:c="4"/>&lt;xs:attribute name="numero" type="xs:integer"/&gt;</text:span></text:p>
      <text:p text:style-name="P1"><text:span text:style-name="T12"><text:s text:c="2"/>&lt;/xs:complexType&gt;</text:span></text:p>
      <text:p text:style-name="P1"><text:span text:style-name="T12"><text:s text:c="2"/>&lt;xs:simpleType name="edadPersona"&gt;</text:span></text:p>
      <text:p text:style-name="P1"><text:span text:style-name="T12"><text:s text:c="5"/>&lt;xs:restriction base="xs:integer"&gt;</text:span></text:p>
      <text:p text:style-name="P1"><text:span text:style-name="T12"><text:s text:c="8"/>&lt;xs:minExclusive value="-1"/&gt;</text:span></text:p>
      <text:p text:style-name="P1"><text:span text:style-name="T12"><text:s text:c="8"/>&lt;xs:maxExclusive value="131"/&gt;</text:span></text:p>
      <text:p text:style-name="P1"><text:span text:style-name="T12"><text:s text:c="5"/>&lt;/xs:restriction&gt;</text:span></text:p>
      <text:p text:style-name="P1"><text:span text:style-name="T12"><text:s text:c="2"/>&lt;/xs:simpleType&gt;</text:span></text:p>
      <text:p text:style-name="P1"><text:span text:style-name="T12">&lt;/xs:schema&gt;</text:span></text:p>
      <text:p text:style-name="P1"><text:span text:style-name="T12"/></text:p>
      <text:p text:style-name="P1"><text:span text:style-name="T13">Elementos complejos</text:span><text:span text:style-name="T14"/></text:p>
      <text:p text:style-name="P1"><text:span text:style-name="T14">Dado el archivo "bingo.xsd":</text:span></text:p>
      <text:p text:style-name="P1"><text:span text:style-name="T14">&lt;?xml version="1.0" encoding="UTF-8"?&gt;</text:span></text:p>
      <text:p text:style-name="P1"><text:span text:style-name="T14">&lt;xs:schema xmlns:xs="http://www.w3.org/2001/XMLSchema"&gt;</text:span></text:p>
      <text:p text:style-name="P1"><text:span text:style-name="T14"><text:s text:c="2"/>&lt;xs:element name="bingo"&gt;</text:span></text:p>
      <text:p text:style-name="P1"><text:span text:style-name="T14"><text:s text:c="4"/>&lt;xs:complexType&gt;</text:span></text:p>
      <text:p text:style-name="P1"><text:span text:style-name="T14"><text:s text:c="6"/>&lt;xs:sequence&gt;</text:span></text:p>
      <text:p text:style-name="P1"><text:span text:style-name="T14"><text:s text:c="8"/>&lt;xs:element name="bola" maxOccurs="unbounded"&gt;</text:span></text:p>
      <text:p text:style-name="P1"><text:span text:style-name="T14"><text:s text:c="10"/>&lt;xs:complexType&gt;</text:span></text:p>
      <text:p text:style-name="P1"><text:span text:style-name="T14"><text:s text:c="12"/>&lt;xs:attribute name="numero" type="numeroDeBola"/&gt;</text:span></text:p>
      <text:p text:style-name="P1"><text:span text:style-name="T14"><text:s text:c="10"/>&lt;/xs:complexType&gt;</text:span></text:p>
      <text:p text:style-name="P1"><text:span text:style-name="T14"><text:s text:c="8"/>&lt;/xs:element&gt;</text:span></text:p>
      <text:p text:style-name="P1"><text:span text:style-name="T14"><text:s text:c="6"/>&lt;/xs:sequence&gt;</text:span></text:p>
      <text:p text:style-name="P1"><text:span text:style-name="T14"><text:s text:c="4"/>&lt;/xs:complexType&gt;</text:span></text:p>
      <text:p text:style-name="P1"><text:span text:style-name="T14"><text:s text:c="2"/>&lt;/xs:element&gt;</text:span></text:p>
      <text:p text:style-name="P1"><text:span text:style-name="T14"><text:s text:c="2"/>&lt;xs:simpleType name="numeroDeBola"&gt;</text:span></text:p>
      <text:p text:style-name="P1"><text:span text:style-name="T14"><text:s text:c="5"/>&lt;xs:restriction base="xs:positiveInteger"&gt;</text:span></text:p>
      <text:p text:style-name="P1"><text:span text:style-name="T14"><text:s text:c="8"/>&lt;xs:minInclusive value="1"/&gt;</text:span></text:p>
      <text:p text:style-name="P1"><text:span text:style-name="T14"><text:s text:c="8"/>&lt;xs:maxExclusive value="90"/&gt;</text:span></text:p>
      <text:p text:style-name="P1"><text:span text:style-name="T14"><text:s text:c="5"/>&lt;/xs:restriction&gt;</text:span></text:p>
      <text:p text:style-name="P1"><text:span text:style-name="T14"><text:s text:c="2"/>&lt;/xs:simpleType&gt;</text:span></text:p>
      <text:p text:style-name="P1"><text:span text:style-name="T14">&lt;/xs:schema&gt;</text:span></text:p>
      <text:p text:style-name="P1"><text:span text:style-name="T14">Escribir el código de un documento XML que pueda ser validado por "bingo.xsd" y almacene los números 17, 23 y 65.</text:span></text:p>
      <text:p text:style-name="P1"><text:span text:style-name="T14">Solución:</text:span></text:p>
      <text:p text:style-name="P1"><text:span text:style-name="T14">&lt;?xml version="1.0" encoding="UTF-8"?&gt;</text:span></text:p>
      <text:p text:style-name="P1"><text:span text:style-name="T14">&lt;bingo xmlns:xsi="http://www.w3.org/2001/XMLSchema-instance"</text:span></text:p>
      <text:p text:style-name="P1"><text:span text:style-name="T14">xsi:noNamespaceSchemaLocation="bingo.xsd"&gt;</text:span></text:p>
      <text:p text:style-name="P1"><text:span text:style-name="T14"><text:s text:c="3"/>&lt;bola numero="17"/&gt;</text:span></text:p>
      <text:p text:style-name="P1"><text:span text:style-name="T14"><text:s text:c="3"/>&lt;bola numero="23"/&gt;</text:span></text:p>
      <text:p text:style-name="P1"><text:span text:style-name="T14"><text:s text:c="3"/>&lt;bola numero="65"/&gt;</text:span></text:p>
      <text:p text:style-name="P1"><text:span text:style-name="T14">&lt;/bingo&gt;</text:span></text:p>
      <text:p text:style-name="P1"><text:span text:style-name="T14"/></text:p>
      <text:p text:style-name="P1"><text:span text:style-name="T15">Indicadores</text:span><text:span text:style-name="T16"/></text:p>
      <text:p text:style-name="P1"><text:span text:style-name="T16">Si para representar la siguiente información ficticia:</text:span></text:p>
      <text:p text:style-name="P1"><text:span text:style-name="T16">(Insertar tabla con cosas)</text:span></text:p>
      <text:p text:style-name="P1"><text:span text:style-name="T16">se ha escrito el siguiente documento XML:</text:span></text:p>
      <text:p text:style-name="P1"><text:span text:style-name="T16">&lt;?xml version="1.0" encoding="UTF-8"?&gt;</text:span></text:p>
      <text:p text:style-name="P1"><text:span text:style-name="T16">&lt;aeropuerto xmlns:xsi="http://www.w3.org/2001/XMLSchema-instance"</text:span></text:p>
      <text:p text:style-name="P1"><text:span text:style-name="T16">xsi:noNamespaceSchemaLocation="aeropuerto.xsd"&gt;</text:span></text:p>
      <text:p text:style-name="P1"><text:span text:style-name="T16"><text:s text:c="3"/>&lt;nombre&gt;JFK&lt;/nombre&gt;</text:span></text:p>
      <text:p text:style-name="P1"><text:span text:style-name="T16"><text:s text:c="3"/>&lt;vuelos&gt;</text:span></text:p>
      <text:p text:style-name="P1"><text:span text:style-name="T16"><text:s text:c="6"/>&lt;vuelo código="V22" estado="R"&gt;</text:span></text:p>
      <text:p text:style-name="P1"><text:span text:style-name="T16"><text:s text:c="9"/>&lt;diario /&gt;</text:span></text:p>
      <text:p text:style-name="P1"><text:span text:style-name="T16"><text:s text:c="9"/>&lt;origen&gt;New York&lt;/origen&gt;</text:span></text:p>
      <text:p text:style-name="P1"><text:span text:style-name="T16"><text:s text:c="9"/>&lt;destino&gt;Chicago&lt;/destino&gt;</text:span></text:p>
      <text:p text:style-name="P1"><text:span text:style-name="T16"><text:s text:c="9"/>&lt;hora-salida&gt;09:30:00&lt;/hora-salida&gt;</text:span></text:p>
      <text:p text:style-name="P1"><text:span text:style-name="T16"><text:s text:c="9"/>&lt;hora-llegada&gt;11:30:00&lt;/hora-llegada&gt;</text:span></text:p>
      <text:p text:style-name="P1"><text:span text:style-name="T16"><text:s text:c="6"/>&lt;/vuelo&gt;</text:span></text:p>
      <text:p text:style-name="P1"><text:span text:style-name="T16"><text:s text:c="6"/>&lt;vuelo código="V23" estado="C"&gt;</text:span></text:p>
      <text:p text:style-name="P1"><text:span text:style-name="T16"><text:s text:c="9"/>&lt;origen&gt;New York&lt;/origen&gt;</text:span></text:p>
      <text:p text:style-name="P1"><text:span text:style-name="T16"><text:s text:c="9"/>&lt;destino&gt;Miami&lt;/destino&gt;</text:span></text:p>
      <text:p text:style-name="P1"><text:span text:style-name="T16"><text:s text:c="9"/>&lt;hora-salida&gt;10:15:00&lt;/hora-salida&gt;</text:span></text:p>
      <text:p text:style-name="P1"><text:span text:style-name="T16"><text:s text:c="9"/>&lt;hora-llegada&gt;11:15:00&lt;/hora-llegada&gt;</text:span></text:p>
      <text:p text:style-name="P1"><text:span text:style-name="T16"><text:s text:c="6"/>&lt;/vuelo&gt;</text:span></text:p>
      <text:p text:style-name="P1"><text:span text:style-name="T16"><text:s text:c="3"/>&lt;/vuelos&gt;</text:span></text:p>
      <text:p text:style-name="P1"><text:span text:style-name="T16"><text:s text:c="3"/>&lt;fecha&gt;2013-12-20&lt;/fecha&gt;</text:span></text:p>
      <text:p text:style-name="P1"><text:span text:style-name="T16">&lt;/aeropuerto&gt;</text:span></text:p>
      <text:p text:style-name="P1"><text:span text:style-name="T16">Escribir el código del archivo "aeropuerto.xsd" que permita validarlo, teniendo en cuenta que:</text:span></text:p>
      <text:p text:style-name="P1"><text:span text:style-name="T16">No debe utilizarse ni group ni attributeGroup.</text:span></text:p>
      <text:p text:style-name="P1"><text:span text:style-name="T16">El nombre del aeropuerto, los vuelos y la fecha pueden aparecer en distinto orden.</text:span></text:p>
      <text:p text:style-name="P1"><text:span text:style-name="T16">Se tiene que indicar que el código ha de ser único (esto se puede hacer definiéndolo de tipo xs:ID) y obligatorio para cada vuelo.</text:span></text:p>
      <text:p text:style-name="P1"><text:span text:style-name="T16">Haciendo uso pattern indicar que los posibles estados de un vuelo son C (Cancelado), E (En hora), R (Retrasado). Dicha restricción sólo debe poder ser utilizada por el atributo estado. El valor por defecto debe ser E.</text:span></text:p>
      <text:p text:style-name="P1"><text:span text:style-name="T16">Debe permitirse aparecer desde cero hasta ilimitados elementos vuelo y, para cada uno de ellos, se tiene que guardar la información en el mismo orden en el que aparece en el panel.</text:span></text:p>
      <text:p text:style-name="P1"><text:span text:style-name="T16">Para indicar si un vuelo es diario, se debe utilizar un elemento vacío que, respecto a cada vuelo, podrá aparecer (en el caso de sí ser diario) o no aparecer (en el caso contrario).</text:span></text:p>
      <text:p text:style-name="P1"><text:span text:style-name="T16">Respecto a los elementos nombre, origen, destino, hora-llegada, hora-salida y fecha, cada uno de ellos debe definirse del tipo que se considere más apropiado, de entre los proporcionados por XML Schema.</text:span></text:p>
      <text:p text:style-name="P1"><text:span text:style-name="T16">Solución:</text:span></text:p>
      <text:p text:style-name="P1"><text:span text:style-name="T16">&lt;?xml version="1.0" encoding="UTF-8"?&gt;</text:span></text:p>
      <text:p text:style-name="P1"><text:span text:style-name="T16">&lt;xs:schema xmlns:xs="http://www.w3.org/2001/XMLSchema"&gt;</text:span></text:p>
      <text:p text:style-name="P1"><text:span text:style-name="T16"><text:s text:c="2"/>&lt;xs:element name="aeropuerto"&gt;</text:span></text:p>
      <text:p text:style-name="P1"><text:span text:style-name="T16"><text:s text:c="4"/>&lt;xs:complexType&gt;</text:span></text:p>
      <text:p text:style-name="P1"><text:span text:style-name="T16"><text:s text:c="6"/>&lt;xs:all&gt;</text:span></text:p>
      <text:p text:style-name="P1"><text:span text:style-name="T16"><text:s text:c="8"/>&lt;xs:element name="nombre" type="xs:string"/&gt;</text:span></text:p>
      <text:p text:style-name="P1"><text:span text:style-name="T16"><text:s text:c="8"/>&lt;xs:element name="vuelos"&gt;</text:span></text:p>
      <text:p text:style-name="P1"><text:span text:style-name="T16"><text:s text:c="10"/>&lt;xs:complexType&gt;</text:span></text:p>
      <text:p text:style-name="P1"><text:span text:style-name="T16"><text:s text:c="12"/>&lt;xs:sequence&gt;</text:span></text:p>
      <text:p text:style-name="P1"><text:span text:style-name="T16"><text:s text:c="14"/>&lt;xs:element name="vuelo" minOccurs="0" maxOccurs="unbounded"&gt;</text:span></text:p>
      <text:p text:style-name="P1"><text:span text:style-name="T16"><text:s text:c="16"/>&lt;xs:complexType&gt;</text:span></text:p>
      <text:p text:style-name="P1"><text:span text:style-name="T16"><text:s text:c="18"/>&lt;xs:sequence&gt;</text:span></text:p>
      <text:p text:style-name="P1"><text:span text:style-name="T16"><text:s text:c="20"/>&lt;xs:element name="diario" minOccurs="0"/&gt;</text:span></text:p>
      <text:p text:style-name="P1"><text:span text:style-name="T16"><text:s text:c="20"/>&lt;xs:element name="origen" type="xs:string"/&gt;</text:span></text:p>
      <text:p text:style-name="P1"><text:span text:style-name="T16"><text:s text:c="20"/>&lt;xs:element name="destino" type="xs:string"/&gt;</text:span></text:p>
      <text:p text:style-name="P1"><text:span text:style-name="T16"><text:s text:c="20"/>&lt;xs:element name="hora-salida" type="xs:time"/&gt;</text:span></text:p>
      <text:p text:style-name="P1"><text:span text:style-name="T16"><text:s text:c="20"/>&lt;xs:element name="hora-llegada" type="xs:time"/&gt;</text:span></text:p>
      <text:p text:style-name="P1"><text:span text:style-name="T16"><text:s text:c="18"/>&lt;/xs:sequence&gt;</text:span></text:p>
      <text:p text:style-name="P1"><text:span text:style-name="T16"><text:s text:c="18"/>&lt;xs:attribute name="código" type="xs:ID" use="required"/&gt;</text:span></text:p>
      <text:p text:style-name="P1"><text:span text:style-name="T16"><text:s text:c="18"/>&lt;xs:attribute name="estado" default="E"&gt;</text:span></text:p>
      <text:p text:style-name="P1"><text:span text:style-name="T16"><text:s text:c="20"/>&lt;xs:simpleType&gt;</text:span></text:p>
      <text:p text:style-name="P1"><text:span text:style-name="T16"><text:s text:c="22"/>&lt;xs:restriction base="xs:string"&gt;</text:span></text:p>
      <text:p text:style-name="P1"><text:span text:style-name="T16"><text:s text:c="24"/>&lt;xs:pattern value="[CER]"/&gt;</text:span></text:p>
      <text:p text:style-name="P1"><text:span text:style-name="T16"><text:s text:c="22"/>&lt;/xs:restriction&gt;</text:span></text:p>
      <text:p text:style-name="P1"><text:span text:style-name="T16"><text:s text:c="20"/>&lt;/xs:simpleType&gt;</text:span></text:p>
      <text:p text:style-name="P1"><text:span text:style-name="T16"><text:s text:c="18"/>&lt;/xs:attribute&gt;</text:span></text:p>
      <text:p text:style-name="P1"><text:span text:style-name="T16"><text:s text:c="16"/>&lt;/xs:complexType&gt;</text:span></text:p>
      <text:p text:style-name="P1"><text:span text:style-name="T16"><text:s text:c="14"/>&lt;/xs:element&gt;</text:span></text:p>
      <text:p text:style-name="P1"><text:span text:style-name="T16"><text:s text:c="12"/>&lt;/xs:sequence&gt;</text:span></text:p>
      <text:p text:style-name="P1"><text:span text:style-name="T16"><text:s text:c="10"/>&lt;/xs:complexType&gt;</text:span></text:p>
      <text:p text:style-name="P1"><text:span text:style-name="T16"><text:s text:c="8"/>&lt;/xs:element&gt;</text:span></text:p>
      <text:p text:style-name="P1"><text:span text:style-name="T16"><text:s text:c="8"/>&lt;xs:element name="fecha" type="xs:date"/&gt;</text:span></text:p>
      <text:p text:style-name="P1"><text:span text:style-name="T16"><text:s text:c="6"/>&lt;/xs:all&gt;</text:span></text:p>
      <text:p text:style-name="P1"><text:span text:style-name="T16"><text:s text:c="4"/>&lt;/xs:complexType&gt;</text:span></text:p>
      <text:p text:style-name="P1"><text:span text:style-name="T16"><text:s text:c="2"/>&lt;/xs:element&gt;</text:span></text:p>
      <text:p text:style-name="P1"><text:span text:style-name="T16">&lt;/xs:schema&gt;</text:span></text:p>
      <text:p text:style-name="P1"><text:span text:style-name="T16"/></text:p>
      <text:p text:style-name="P1"><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